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3a4f" officeooo:paragraph-rsid="00173a4f"/>
    </style:style>
    <style:style style:name="P2" style:family="paragraph" style:parent-style-name="Standard">
      <style:paragraph-properties fo:text-align="center" style:justify-single-word="false"/>
      <style:text-properties officeooo:rsid="00173a4f" officeooo:paragraph-rsid="00173a4f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173a4f" officeooo:paragraph-rsid="00173a4f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officeooo:rsid="00173a4f" officeooo:paragraph-rsid="00173a4f" style:font-size-asian="16pt" style:font-style-asian="italic" style:font-size-complex="16pt" style:font-style-complex="italic"/>
    </style:style>
    <style:style style:name="P5" style:family="paragraph" style:parent-style-name="Standard">
      <style:text-properties officeooo:paragraph-rsid="001b1235"/>
    </style:style>
    <style:style style:name="P6" style:family="paragraph" style:parent-style-name="Standard">
      <style:text-properties officeooo:rsid="001cf671" officeooo:paragraph-rsid="001cf671"/>
    </style:style>
    <style:style style:name="P7" style:family="paragraph" style:parent-style-name="Standard">
      <style:text-properties fo:font-size="14pt" fo:font-weight="bold" officeooo:rsid="00173a4f" officeooo:paragraph-rsid="00173a4f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cf671" officeooo:paragraph-rsid="001cf671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203c05" officeooo:paragraph-rsid="00206058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rsid="001e8993" officeooo:paragraph-rsid="001eefe5"/>
    </style:style>
    <style:style style:name="P11" style:family="paragraph" style:parent-style-name="Standard">
      <style:text-properties officeooo:rsid="00203c05" officeooo:paragraph-rsid="00206058"/>
    </style:style>
    <style:style style:name="P12" style:family="paragraph" style:parent-style-name="Standard">
      <style:text-properties officeooo:rsid="00206058" officeooo:paragraph-rsid="00206058"/>
    </style:style>
    <style:style style:name="P13" style:family="paragraph" style:parent-style-name="Standard" style:list-style-name="L1">
      <style:text-properties officeooo:rsid="00173a4f" officeooo:paragraph-rsid="00173a4f"/>
    </style:style>
    <style:style style:name="P14" style:family="paragraph" style:parent-style-name="Standard" style:list-style-name="L2">
      <style:text-properties officeooo:rsid="00173a4f" officeooo:paragraph-rsid="001b1235"/>
    </style:style>
    <style:style style:name="P15" style:family="paragraph" style:parent-style-name="Standard" style:list-style-name="L2">
      <style:text-properties officeooo:paragraph-rsid="001b1235"/>
    </style:style>
    <style:style style:name="P16" style:family="paragraph" style:parent-style-name="Standard" style:list-style-name="L3">
      <style:text-properties officeooo:rsid="001cf671" officeooo:paragraph-rsid="001cf671"/>
    </style:style>
    <style:style style:name="P17" style:family="paragraph" style:parent-style-name="Standard" style:list-style-name="L3">
      <style:text-properties officeooo:rsid="001e8993" officeooo:paragraph-rsid="001e8993"/>
    </style:style>
    <style:style style:name="P18" style:family="paragraph" style:parent-style-name="Standard" style:list-style-name="L3">
      <style:text-properties officeooo:rsid="001e8993" officeooo:paragraph-rsid="001eefe5"/>
    </style:style>
    <style:style style:name="P19" style:family="paragraph" style:parent-style-name="Standard" style:list-style-name="L4">
      <style:text-properties officeooo:rsid="00206058" officeooo:paragraph-rsid="00206058"/>
    </style:style>
    <style:style style:name="P20" style:family="paragraph" style:parent-style-name="Standard">
      <style:text-properties officeooo:rsid="00206058" officeooo:paragraph-rsid="00206058"/>
    </style:style>
    <style:style style:name="P21" style:family="paragraph" style:parent-style-name="Standard">
      <style:text-properties officeooo:rsid="0023c13b" officeooo:paragraph-rsid="0023c13b"/>
    </style:style>
    <style:style style:name="P22" style:family="paragraph" style:parent-style-name="Standard">
      <style:text-properties officeooo:rsid="0024c032" officeooo:paragraph-rsid="0024c032"/>
    </style:style>
    <style:style style:name="P23" style:family="paragraph" style:parent-style-name="Standard">
      <style:text-properties officeooo:rsid="00254fe7" officeooo:paragraph-rsid="00254fe7"/>
    </style:style>
    <style:style style:name="P24" style:family="paragraph" style:parent-style-name="Standard">
      <style:text-properties officeooo:rsid="00258d6f" officeooo:paragraph-rsid="00258d6f"/>
    </style:style>
    <style:style style:name="P25" style:family="paragraph" style:parent-style-name="Standard">
      <style:text-properties officeooo:rsid="0025e72a" officeooo:paragraph-rsid="0025e72a"/>
    </style:style>
    <style:style style:name="P26" style:family="paragraph" style:parent-style-name="Standard">
      <style:text-properties officeooo:rsid="002906cf" officeooo:paragraph-rsid="002906cf"/>
    </style:style>
    <style:style style:name="P27" style:family="paragraph" style:parent-style-name="Standard">
      <style:paragraph-properties fo:break-before="page"/>
      <style:text-properties officeooo:rsid="0023c13b" officeooo:paragraph-rsid="0023c13b"/>
    </style:style>
    <style:style style:name="P28" style:family="paragraph" style:parent-style-name="Preformatted_20_Text">
      <style:text-properties officeooo:rsid="0025e72a" officeooo:paragraph-rsid="0025e72a"/>
    </style:style>
    <style:style style:name="P29" style:family="paragraph" style:parent-style-name="Preformatted_20_Text">
      <style:paragraph-properties fo:margin-top="0cm" fo:margin-bottom="0.499cm" style:contextual-spacing="false"/>
      <style:text-properties officeooo:paragraph-rsid="002906cf"/>
    </style:style>
    <style:style style:name="T1" style:family="text">
      <style:text-properties officeooo:rsid="00173a4f"/>
    </style:style>
    <style:style style:name="T2" style:family="text">
      <style:text-properties style:text-position="super 58%"/>
    </style:style>
    <style:style style:name="T3" style:family="text">
      <style:text-properties officeooo:rsid="001b123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eefe5" style:font-style-asian="italic" style:font-style-complex="italic"/>
    </style:style>
    <style:style style:name="T6" style:family="text">
      <style:text-properties officeooo:rsid="001eefe5"/>
    </style:style>
    <style:style style:name="T7" style:family="text">
      <style:text-properties officeooo:rsid="00206058"/>
    </style:style>
    <style:style style:name="T8" style:family="text">
      <style:text-properties officeooo:rsid="0021cf6c"/>
    </style:style>
    <style:style style:name="T9" style:family="text">
      <style:text-properties officeooo:rsid="00254fe7"/>
    </style:style>
    <style:style style:name="T10" style:family="text">
      <style:text-properties officeooo:rsid="0028c9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ifying Adblock Plus to Mark Ads</text:p>
      <text:p text:style-name="P2"/>
      <text:p text:style-name="P4">Juicio – January 16<text:span text:style-name="T2">th</text:span>, 2014</text:p>
      <text:p text:style-name="P1"/>
      <text:p text:style-name="P7">Preparation:</text:p>
      <text:p text:style-name="P1"/>
      <text:list xml:id="list7426176362029197535" text:style-name="L1">
        <text:list-item>
          <text:p text:style-name="P13">Install Extension Auto-Installer into local Firefox browser</text:p>
        </text:list-item>
      </text:list>
      <text:p text:style-name="P1"/>
      <text:p text:style-name="P7"><text:span text:style-name="T3">Retrieve the latest Addon</text:span>:</text:p>
      <text:p text:style-name="P1"/>
      <text:list xml:id="list2804196856266134871" text:style-name="L2">
        <text:list-item>
          <text:p text:style-name="P15"><text:span text:style-name="T1">Download latest Adblock Plus addon (</text:span><text:a xlink:type="simple" xlink:href="https://adblockplus.org/en/firefox"><text:span text:style-name="T1">https://adblockplus.org/en/firefox</text:span></text:a><text:span text:style-name="T1">)</text:span></text:p>
        </text:list-item>
        <text:list-item>
          <text:p text:style-name="P14">Change the file extension from “xpi” to “zip”</text:p>
        </text:list-item>
        <text:list-item>
          <text:p text:style-name="P14">Unzip addon file contents into its own folder</text:p>
        </text:list-item>
        <text:list-item>
          <text:p text:style-name="P14">Rename this new folder <text:s/>“modifiedAddon”</text:p>
        </text:list-item>
      </text:list>
      <text:p text:style-name="P5"/>
      <text:p text:style-name="P8"><text:span text:style-name="T1">M</text:span>odify the <text:span text:style-name="T7">Addon</text:span>:</text:p>
      <text:p text:style-name="P6"/>
      <text:list xml:id="list1261933675980821299" text:style-name="L3">
        <text:list-item>
          <text:p text:style-name="P16">Delete the META-INF folder<text:line-break/></text:p>
        </text:list-item>
        <text:list-item>
          <text:p text:style-name="P17">In lib/<text:span text:style-name="T8">elemHide</text:span>.js: modify the cssTemplate variable with the style desired to be given to ads<text:line-break/>This occurs around line 330 and is preceded with the line: “<text:span text:style-name="T4">// Return CSS data</text:span>”<text:line-break/></text:p>
        </text:list-item>
        <text:list-item>
          <text:p text:style-name="P18">In lib/contentPolicy.js: <text:span text:style-name="T6">comment out the line: “</text:span><text:span text:style-name="T5">node.classList.add(collapsedClass);</text:span><text:span text:style-name="T6">”<text:line-break/>This occurs around line 664.</text:span></text:p>
        </text:list-item>
      </text:list>
      <text:p text:style-name="P10"/>
      <text:p text:style-name="P9"><text:span text:style-name="T7">Test the Addon</text:span>:</text:p>
      <text:p text:style-name="P11"/>
      <text:list xml:id="list2657841220632834800" text:style-name="L4">
        <text:list-item>
          <text:p text:style-name="P19">Run “<text:span text:style-name="T4">installAddon.bat</text:span>” to zip the files into an addon and install it into Firefox.</text:p>
        </text:list-item>
      </text:list>
      <text:p text:style-name="P12"/>
      <text:p text:style-name="P12"/>
      <text:p text:style-name="P12"/>
      <text:p text:style-name="P12">When finished, the final addon file is named “<text:span text:style-name="T4">latestAddon.xpi</text:span>”.</text:p>
      <text:p text:style-name="P27">Notes:</text:p>
      <text:p text:style-name="P21"/>
      <text:p text:style-name="P21">PostProcesNode seems to do absolutely nothing.</text:p>
      <text:p text:style-name="P21">ProcessNode returns whether to hide or not.</text:p>
      <text:p text:style-name="P22">Content policy: result = Cr.NS_BINDING_ABORTED; 593 (commenting out shows ads)</text:p>
      <text:p text:style-name="P22"><text:tab/><text:span text:style-name="T9">probably checking window</text:span></text:p>
      <text:p text:style-name="P23">Key:</text:p>
      <text:p text:style-name="P23">content policy: let result = Policy.processNode(wnd, node, contentType, location, false);</text:p>
      <text:p text:style-name="P23"><text:tab/>seems to determine node process</text:p>
      <text:p text:style-name="P23"/>
      <text:p text:style-name="P24"><text:tab/>else {</text:p>
      <text:p text:style-name="P24"><text:tab/><text:tab/>node.style.border = '1px solid yellow';</text:p>
      <text:p text:style-name="P24"><text:tab/><text:tab/>consoleService.logStringMessage("Found ad");</text:p>
      <text:p text:style-name="P24"><text:tab/><text:tab/>result = true;</text:p>
      <text:p text:style-name="P24"><text:tab/>}</text:p>
      <text:p text:style-name="P24"/>
      <text:p text:style-name="P25">let cssTemplate = "border: 4px red solid; flood-opacity:0.9898;";</text:p>
      <text:p text:style-name="P25"/>
      <text:p text:style-name="P28"><text:span text:style-name="Source_20_Text">var </text:span><text:span text:style-name="Source_20_Text"><text:span text:style-name="T10">c</text:span></text:span><text:span text:style-name="Source_20_Text">onsoleService = Components.classes["@mozilla.org/consoleservice;1"].</text:span></text:p>
      <text:p text:style-name="Preformatted_20_Text"><text:span text:style-name="Source_20_Text"><text:s text:c="5"/>getService(Components.interfaces.nsIConsoleService);</text:span></text:p>
      <text:p text:style-name="Preformatted_20_Text"/>
      <text:p text:style-name="P29"><text:span text:style-name="Source_20_Text"><text:span text:style-name="T10">c</text:span></text:span><text:span text:style-name="Source_20_Text">onsoleService.logStringMessage("a logging message");</text:span></text:p>
      <text:p text:style-name="P26">664: see above</text:p>
      <text:p text:style-name="P26">else{}<text:line-break/><text:tab/>//node.classList.add(collapsedClass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3:51:29.044000000</meta:creation-date>
    <dc:date>2014-05-13T19:45:28.452000000</dc:date>
    <meta:editing-duration>PT6H1M</meta:editing-duration>
    <meta:editing-cycles>17</meta:editing-cycles>
    <meta:generator>LibreOffice/4.1.1.2$Windows_x86 LibreOffice_project/7e4286b58adc75a14f6d83f53a03b6c11fa2903</meta:generator>
    <meta:document-statistic meta:table-count="0" meta:image-count="0" meta:object-count="0" meta:page-count="2" meta:paragraph-count="35" meta:word-count="210" meta:character-count="1607" meta:non-whitespace-character-count="1421"/>
  </office:meta>
</office:document-meta>
</file>